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26fab5" officeooo:paragraph-rsid="0026fab5"/>
    </style:style>
    <style:style style:name="P2" style:family="paragraph" style:parent-style-name="Text_20_body">
      <style:text-properties officeooo:rsid="002755a1" officeooo:paragraph-rsid="002755a1"/>
    </style:style>
    <style:style style:name="P3" style:family="paragraph" style:parent-style-name="Text_20_body">
      <style:text-properties officeooo:rsid="002761f8" officeooo:paragraph-rsid="002a443b"/>
    </style:style>
    <style:style style:name="P4" style:family="paragraph" style:parent-style-name="Text_20_body">
      <style:text-properties officeooo:rsid="002a443b" officeooo:paragraph-rsid="002dbbdb"/>
    </style:style>
    <style:style style:name="P5" style:family="paragraph" style:parent-style-name="Text_20_body">
      <style:text-properties officeooo:rsid="002afd5c" officeooo:paragraph-rsid="002afd5c"/>
    </style:style>
    <style:style style:name="P6" style:family="paragraph" style:parent-style-name="Text_20_body">
      <style:text-properties officeooo:rsid="002d692a" officeooo:paragraph-rsid="002d692a"/>
    </style:style>
    <style:style style:name="P7" style:family="paragraph" style:parent-style-name="Text_20_body">
      <style:text-properties officeooo:rsid="002da4de" officeooo:paragraph-rsid="002da4de"/>
    </style:style>
    <style:style style:name="P8" style:family="paragraph" style:parent-style-name="Text_20_body">
      <style:text-properties officeooo:rsid="002fd985" officeooo:paragraph-rsid="002fd985"/>
    </style:style>
    <style:style style:name="P9" style:family="paragraph" style:parent-style-name="Text_20_body">
      <style:text-properties officeooo:rsid="0030e942" officeooo:paragraph-rsid="0030e942"/>
    </style:style>
    <style:style style:name="P10" style:family="paragraph" style:parent-style-name="Heading_20_1">
      <style:text-properties officeooo:rsid="00072c70" officeooo:paragraph-rsid="00072c70"/>
    </style:style>
    <style:style style:name="P11" style:family="paragraph" style:parent-style-name="Heading_20_1">
      <style:text-properties officeooo:rsid="0026fab5" officeooo:paragraph-rsid="0026fab5"/>
    </style:style>
    <style:style style:name="P12" style:family="paragraph" style:parent-style-name="Heading_20_2">
      <style:text-properties officeooo:rsid="000e23fb" officeooo:paragraph-rsid="000e23fb"/>
    </style:style>
    <style:style style:name="P13" style:family="paragraph" style:parent-style-name="Heading_20_2">
      <style:text-properties officeooo:rsid="00072c70" officeooo:paragraph-rsid="00072c70"/>
    </style:style>
    <style:style style:name="P14" style:family="paragraph" style:parent-style-name="Heading_20_2">
      <style:text-properties officeooo:rsid="000b238b" officeooo:paragraph-rsid="000b238b"/>
    </style:style>
    <style:style style:name="P15" style:family="paragraph" style:parent-style-name="Heading_20_2">
      <style:text-properties officeooo:rsid="0021a229" officeooo:paragraph-rsid="0021a229"/>
    </style:style>
    <style:style style:name="T1" style:family="text">
      <style:text-properties officeooo:rsid="00124f79"/>
    </style:style>
    <style:style style:name="T2" style:family="text">
      <style:text-properties officeooo:rsid="00134bc0"/>
    </style:style>
    <style:style style:name="T3" style:family="text">
      <style:text-properties officeooo:rsid="0019e425"/>
    </style:style>
    <style:style style:name="T4" style:family="text">
      <style:text-properties officeooo:rsid="001d0aba"/>
    </style:style>
    <style:style style:name="T5" style:family="text">
      <style:text-properties officeooo:rsid="001f9ac7"/>
    </style:style>
    <style:style style:name="T6" style:family="text">
      <style:text-properties officeooo:rsid="001f9d9d"/>
    </style:style>
    <style:style style:name="T7" style:family="text">
      <style:text-properties officeooo:rsid="00211a63"/>
    </style:style>
    <style:style style:name="T8" style:family="text">
      <style:text-properties officeooo:rsid="00273929"/>
    </style:style>
    <style:style style:name="T9" style:family="text">
      <style:text-properties officeooo:rsid="002761f8"/>
    </style:style>
    <style:style style:name="T10" style:family="text">
      <style:text-properties style:text-position="super 58%" officeooo:rsid="002761f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2009" style:font-style-asian="italic" style:font-style-complex="italic"/>
    </style:style>
    <style:style style:name="T13" style:family="text">
      <style:text-properties fo:font-style="italic" officeooo:rsid="002d692a" style:font-style-asian="italic" style:font-style-complex="italic"/>
    </style:style>
    <style:style style:name="T14" style:family="text">
      <style:text-properties officeooo:rsid="0028200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82009" style:font-style-asian="normal" style:font-style-complex="normal"/>
    </style:style>
    <style:style style:name="T17" style:family="text">
      <style:text-properties fo:font-style="normal" officeooo:rsid="002862c7" style:font-style-asian="normal" style:font-style-complex="normal"/>
    </style:style>
    <style:style style:name="T18" style:family="text">
      <style:text-properties fo:font-style="normal" officeooo:rsid="002a443b" style:font-style-asian="normal" style:font-style-complex="normal"/>
    </style:style>
    <style:style style:name="T19" style:family="text">
      <style:text-properties fo:font-style="normal" officeooo:rsid="002c102b" style:font-style-asian="normal" style:font-style-complex="normal"/>
    </style:style>
    <style:style style:name="T20" style:family="text">
      <style:text-properties fo:font-style="normal" officeooo:rsid="002d692a" style:font-style-asian="normal" style:font-style-complex="normal"/>
    </style:style>
    <style:style style:name="T21" style:family="text">
      <style:text-properties fo:font-style="normal" officeooo:rsid="002dbbdb" style:font-style-asian="normal" style:font-style-complex="normal"/>
    </style:style>
    <style:style style:name="T22" style:family="text">
      <style:text-properties fo:font-style="normal" officeooo:rsid="002ffad4" style:font-style-asian="normal" style:font-style-complex="normal"/>
    </style:style>
    <style:style style:name="T23" style:family="text">
      <style:text-properties fo:font-style="normal" officeooo:rsid="003151a6" style:font-style-asian="normal" style:font-style-complex="normal"/>
    </style:style>
    <style:style style:name="T24" style:family="text">
      <style:text-properties officeooo:rsid="002a443b"/>
    </style:style>
    <style:style style:name="T25" style:family="text">
      <style:text-properties style:text-position="sub 58%" fo:font-style="italic" officeooo:rsid="002d692a" style:font-style-asian="italic" style:font-style-complex="italic"/>
    </style:style>
    <style:style style:name="T26" style:family="text">
      <style:text-properties officeooo:rsid="003151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ct Specification</text:h>
      <text:p text:style-name="P1">In order to have a useful comparison of potential implementations, it is necessary to have a clear<text:span text:style-name="T8"> definition of the problem at hand. Specifically, we need to define the search space.</text:span></text:p>
      <text:p text:style-name="P2">This starts with defining the state of the environment at any given moment in time. The most important state variables are the locations of each card in the deck, with a card being either in one of the player's hands or out of play. We can represent each card as a variable with a value representing one of the four locations.<text:span text:style-name="T9"> Going forward we will refer to the collective state of all cards as the "deck state".</text:span> Th<text:span text:style-name="T9">e</text:span> <text:span text:style-name="T9">deck state</text:span> <text:span text:style-name="T9">has</text:span> 4*52! = <text:span text:style-name="T9">3.226*10</text:span><text:span text:style-name="T10">68</text:span><text:span text:style-name="T9"> possible values.</text:span></text:p>
      <text:p text:style-name="P3">The problem is complicated by the fact that during play we only know the locations of a subset of the cards. We know the state of the 16 cards dealt to us, plus the <text:span text:style-name="T11">t</text:span><text:span text:style-name="T12"> </text:span>*<text:span text:style-name="T14"> </text:span>2 + <text:span text:style-name="T11">p</text:span> cards so far played by the opponents (with <text:span text:style-name="T11">t</text:span> being the number of completed tricks and <text:span text:style-name="T11">p</text:span> being our position in the play order).<text:span text:style-name="T24"> If we are the leader (i.e. </text:span><text:span text:style-name="T12">p</text:span><text:span text:style-name="T16"> = 0) we also know the 4 cards discarded at the sta</text:span><text:span text:style-name="T17">r</text:span><text:span text:style-name="T16">t of the game</text:span><text:span text:style-name="T18">. Lastly, if an opponent plays a card from a different suit to the lead we know that they can't have any cards from the lead suit.</text:span></text:p>
      <text:p text:style-name="P8"><text:span text:style-name="T18">W</text:span><text:span text:style-name="T15">ith these rules governing how much of the state is known, each card could be represented with a probability distribution over its potential location. Without any additional modelling of the opponents the probabilities are trivial to calculate: 1 if </text:span><text:span text:style-name="T22">it is known to be in that location, 0 if it is known not to be, and even probabilities for the remaining locations.</text:span></text:p>
      <text:p text:style-name="P4"><text:span text:style-name="T15">MATHS: How big is the search space now?</text:span></text:p>
      <text:p text:style-name="P4"><text:span text:style-name="T21">EXPAND: Comment on how the remaining space shrinks drastically as cards are played.</text:span></text:p>
      <text:p text:style-name="P9"><text:span text:style-name="T22">T</text:span><text:span text:style-name="T21">he agent only has partial control over which state will be moved to, suggesting the need </text:span><text:span text:style-name="T15">for a transition model with probabilities derived from the probability each opponent possesses a given card and the (assumed even</text:span><text:span text:style-name="T23">ly distributed</text:span><text:span text:style-name="T15">) probability of them playing that card if they </text:span><text:span text:style-name="T23">possess</text:span><text:span text:style-name="T15"> it.</text:span></text:p>
      <text:p text:style-name="P9"><text:span text:style-name="T15">MATHS: Transition probabilities.</text:span></text:p>
      <text:p text:style-name="P5"><text:span text:style-name="T23">Score will be the main factor in calculating a state's utility</text:span><text:span text:style-name="T15">.</text:span><text:span text:style-name="T19"> The obvious way to represent a 3-way score is with a vector containing the running tally </text:span><text:span text:style-name="T20">of each player position, i.e. (</text:span><text:span text:style-name="T13">w</text:span><text:span text:style-name="T25">0</text:span><text:span text:style-name="T20">-8, </text:span><text:span text:style-name="T13">w</text:span><text:span text:style-name="T25">1</text:span><text:span text:style-name="T20">-4, </text:span><text:span text:style-name="T13">w</text:span><text:span text:style-name="T25">2</text:span><text:span text:style-name="T20">-4) where </text:span><text:span text:style-name="T13">w</text:span><text:span text:style-name="T25">n</text:span><text:span text:style-name="T20"> is the number of tricks won by player </text:span><text:span text:style-name="T13">n</text:span><text:span text:style-name="T20">. The agent can then subtract the highest opponent's score from its own to measure </text:span><text:span text:style-name="T23">the state'</text:span><text:span text:style-name="T20">s</text:span><text:span text:style-name="T23"> utility</text:span><text:span text:style-name="T20">. EXPAND: alternative methods?</text:span></text:p>
      <text:p text:style-name="P6"><text:span text:style-name="T15">MATHS: Number of score combinations, new search space size.</text:span></text:p>
      <text:p text:style-name="P7"><text:span text:style-name="T15">EXPAND: Other variables (e.g. opponent modelling)?</text:span></text:p>
      <text:h text:style-name="P10" text:outline-level="1"><text:soft-page-break/>Algorithm Research</text:h>
      <text:h text:style-name="P12" text:outline-level="2">Expecti-MiniMax</text:h>
      <text:p text:style-name="List_20_Contents">Variant of Minimax where chance/move by nature nodes are added at points where randomness occurs.</text:p>
      <text:p text:style-name="List_20_Contents">Chance nodes are given the weighted average value of their children.</text:p>
      <text:p text:style-name="List_20_Contents">There is only one random event in Whist (the card dealing).</text:p>
      <text:p text:style-name="List_20_Contents">However we could treat the remaining cards in each opponent's hand as being randomly selected with each new turn.</text:p>
      <text:p text:style-name="List_20_Contents">This would mean adding a chance node<text:span text:style-name="T1"> before each opponent's turn.</text:span></text:p>
      <text:p text:style-name="List_20_Contents">MATHS: Chance branching &amp; tree size. Performance complexity.</text:p>
      <text:p text:style-name="List_20_Contents"><text:span text:style-name="T2">C</text:span>hance nodes<text:span text:style-name="T2"> can't have children pruned as they</text:span> have no concept of an optimal choice.</text:p>
      <text:p text:style-name="List_20_Contents">Additionally we can't predict what strategies our opponents will use, undermining the core assumption of Minimax.</text:p>
      <text:p text:style-name="Text_20_body"/>
      <text:h text:style-name="P13" text:outline-level="2">Monte Carlo</text:h>
      <text:h text:style-name="P14" text:outline-level="2">PO-MDP</text:h>
      <text:p text:style-name="List_20_Contents">The game can be formulated as a Markov Decision Process by treating <text:span text:style-name="T3">the</text:span> configuration of card locations as the state, our decision to play a certain card as the action, and the next state being our next turn.</text:p>
      <text:p text:style-name="List_20_Contents">Each action can lead to a number of different states depending on what cards the opponents have and what they choose to play.</text:p>
      <text:p text:style-name="List_20_Contents">The transition model depends on the probability of an opponent playing a certain card, which requires some assumption <text:span text:style-name="T4">and/or modelling </text:span>of their behaviour<text:span text:style-name="T4">.</text:span></text:p>
      <text:p text:style-name="List_20_Contents"><text:span text:style-name="T5">?? </text:span>The reward of a state is a score for whoever won the previous trick.</text:p>
      <text:p text:style-name="List_20_Contents">Taking into account that we don't know where some of the cards are gives us a Partially Observable MD<text:span text:style-name="T6">P</text:span>, where the <text:span text:style-name="T7">belief</text:span> state is a probability distribution over the potential positioning of the cards.</text:p>
      <text:p text:style-name="List_20_Contents">We might be able to run a two week policy iteration to formulate a reliable policy.</text:p>
      <text:p text:style-name="List_20_Contents">This relies on the number of belief states being low enough for iteration of the entire state space.</text:p>
      <text:p text:style-name="Text_20_body"/>
      <text:h text:style-name="P15" text:outline-level="2"><text:span text:style-name="T26">Reinforcement </text:span>Learning</text:h>
      <text:p text:style-name="List_20_Contents">A learning approach could be used to formulate a policy for the above POMDP.</text:p>
      <text:p text:style-name="List_20_Contents">This would involve repeated sampling of potential policies followed by attempting to improve based on feedback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1:34:21.912177014</meta:creation-date>
    <meta:generator>LibreOffice/5.3.2.2$Windows_X86_64 LibreOffice_project/6cd4f1ef626f15116896b1d8e1398b56da0d0ee1</meta:generator>
    <dc:date>2017-10-13T12:37:59.440000000</dc:date>
    <meta:editing-duration>PT3H1M44S</meta:editing-duration>
    <meta:editing-cycles>26</meta:editing-cycles>
    <meta:document-statistic meta:table-count="0" meta:image-count="0" meta:object-count="0" meta:page-count="2" meta:paragraph-count="34" meta:word-count="755" meta:character-count="4359" meta:non-whitespace-character-count="3638"/>
  </office:meta>
</office:document-meta>
</file>